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Officiële voornaam: Dieter</text:p>
      <text:p text:style-name="Standard">Officiële naam: Zenner</text:p>
      <text:p text:style-name="Standard">Correspondentieadres: Schepen Napoleon de Meyerstraat 16 Zelzate</text:p>
      <text:p text:style-name="Standard"/>
      <text:p text:style-name="Standard">Geboortedatum: 26/03/2001</text:p>
      <text:p text:style-name="Standard">Geboorteplaats: Eeklo</text:p>
      <text:p text:style-name="Standard">Rijksregisternummer: 01.03.26-085.79</text:p>
      <text:p text:style-name="Standard">Nationaliteit: Belg</text:p>
      <text:p text:style-name="Standard"/>
      <text:p text:style-name="Standard">Persoonlijk e-mailadres: <text:a xlink:type="simple" xlink:href="mailto:dieterzen@outlook.com" text:style-name="Internet_20_link" text:visited-style-name="Visited_20_Internet_20_Link">dieterzen@outlook.com</text:a></text:p>
      <text:p text:style-name="Standard">Persoonlijk gsm-nummer: 0472 73 56 47</text:p>
      <text:p text:style-name="Standard"/>
      <text:p text:style-name="Standard">Campus: GO! Atheneum De Tandem</text:p>
      <text:p text:style-name="Standard">Opleidingsjaar: 6INFB</text:p>
      <text:p text:style-name="Standard">Opleiding: Informatica Behe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5T17:48:55.94</meta:creation-date>
    <dc:date>2019-09-15T17:58:56.01</dc:date>
    <meta:editing-duration>PT10M3S</meta:editing-duration>
    <meta:editing-cycles>2</meta:editing-cycles>
    <meta:generator>OpenOffice/4.1.4$Win32 OpenOffice.org_project/414m5$Build-9788</meta:generator>
    <meta:document-statistic meta:table-count="0" meta:image-count="0" meta:object-count="0" meta:page-count="1" meta:paragraph-count="12" meta:word-count="40" meta:character-count="376"/>
  </office:meta>
</office:document-meta>
</file>